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F000000DD000000DD0FBFC477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aeff</text:p>
          </table:table-cell>
          <table:table-cell table:style-name="Default" office:value-type="string">
            <text:p>wave</text:p>
          </table:table-cell>
          <table:table-cell table:style-name="Default" office:value-type="string">
            <text:p>Q_ext</text:p>
          </table:table-cell>
          <table:table-cell table:style-name="Default" office:value-type="string">
            <text:p>Q_abs</text:p>
            <draw:frame table:end-cell-address="Sheet1.J20" table:end-x="2.148cm" table:end-y="0.159cm" draw:z-index="0" draw:style-name="gr1" svg:width="15.036cm" svg:height="9.629cm" svg:x="0.661cm" svg:y="0.079cm">
              <draw:object draw:notify-on-update-of-ranges="Sheet1.C2:Sheet1.C56 Sheet1.B2:Sheet1.B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office:value-type="string">
            <text:p>Q_sca</text:p>
          </table:table-cell>
          <table:table-cell table:style-name="Default" office:value-type="string">
            <text:p>g(1)=&lt;cos&gt;</text:p>
          </table:table-cell>
          <table:table-cell table:style-name="Default" office:value-type="string">
            <text:p>&lt;cos^2&gt;</text:p>
          </table:table-cell>
          <table:table-cell table:style-name="Default" office:value-type="string">
            <text:p>Q_bk</text:p>
          </table:table-cell>
          <table:table-cell office:value-type="string">
            <text:p>Nsca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">
            <text:p>3.00E-001</text:p>
          </table:table-cell>
          <table:table-cell office:value-type="float" office:value="0.86935">
            <text:p>8.69E-001</text:p>
          </table:table-cell>
          <table:table-cell office:value-type="float" office:value="0.85004">
            <text:p>8.50E-001</text:p>
          </table:table-cell>
          <table:table-cell office:value-type="float" office:value="0.023214">
            <text:p>2.32E-002</text:p>
          </table:table-cell>
          <table:table-cell office:value-type="float" office:value="0.089222">
            <text:p>8.92E-002</text:p>
          </table:table-cell>
          <table:table-cell office:value-type="float" office:value="1">
            <text:p>1.00E+000</text:p>
          </table:table-cell>
          <table:table-cell office:value-type="float" office:value="0.0020094">
            <text:p>2.01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05">
            <text:p>3.05E-001</text:p>
          </table:table-cell>
          <table:table-cell office:value-type="float" office:value="0.71303">
            <text:p>7.13E-001</text:p>
          </table:table-cell>
          <table:table-cell office:value-type="float" office:value="0.70103">
            <text:p>7.01E-001</text:p>
          </table:table-cell>
          <table:table-cell office:value-type="float" office:value="0.015219">
            <text:p>1.52E-002</text:p>
          </table:table-cell>
          <table:table-cell office:value-type="float" office:value="0.088384">
            <text:p>8.84E-002</text:p>
          </table:table-cell>
          <table:table-cell office:value-type="float" office:value="1">
            <text:p>1.00E+000</text:p>
          </table:table-cell>
          <table:table-cell office:value-type="float" office:value="0.0012607">
            <text:p>1.26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1">
            <text:p>3.10E-001</text:p>
          </table:table-cell>
          <table:table-cell office:value-type="float" office:value="0.55823">
            <text:p>5.58E-001</text:p>
          </table:table-cell>
          <table:table-cell office:value-type="float" office:value="0.55172">
            <text:p>5.52E-001</text:p>
          </table:table-cell>
          <table:table-cell office:value-type="float" office:value="0.008781">
            <text:p>8.78E-003</text:p>
          </table:table-cell>
          <table:table-cell office:value-type="float" office:value="0.087327">
            <text:p>8.73E-002</text:p>
          </table:table-cell>
          <table:table-cell office:value-type="float" office:value="1">
            <text:p>1.00E+000</text:p>
          </table:table-cell>
          <table:table-cell office:value-type="float" office:value="0.00069171">
            <text:p>6.92E-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15">
            <text:p>3.15E-001</text:p>
          </table:table-cell>
          <table:table-cell office:value-type="float" office:value="0.41256">
            <text:p>4.13E-001</text:p>
          </table:table-cell>
          <table:table-cell office:value-type="float" office:value="0.40948">
            <text:p>4.09E-001</text:p>
          </table:table-cell>
          <table:table-cell office:value-type="float" office:value="0.0043783">
            <text:p>4.38E-003</text:p>
          </table:table-cell>
          <table:table-cell office:value-type="float" office:value="0.085882">
            <text:p>8.59E-002</text:p>
          </table:table-cell>
          <table:table-cell office:value-type="float" office:value="1">
            <text:p>1.00E+000</text:p>
          </table:table-cell>
          <table:table-cell office:value-type="float" office:value="0.00033135">
            <text:p>3.31E-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2">
            <text:p>3.20E-001</text:p>
          </table:table-cell>
          <table:table-cell office:value-type="float" office:value="0.35399">
            <text:p>3.54E-001</text:p>
          </table:table-cell>
          <table:table-cell office:value-type="float" office:value="0.35141">
            <text:p>3.51E-001</text:p>
          </table:table-cell>
          <table:table-cell office:value-type="float" office:value="0.0036622">
            <text:p>3.66E-003</text:p>
          </table:table-cell>
          <table:table-cell office:value-type="float" office:value="0.084025">
            <text:p>8.40E-002</text:p>
          </table:table-cell>
          <table:table-cell office:value-type="float" office:value="1">
            <text:p>1.00E+000</text:p>
          </table:table-cell>
          <table:table-cell office:value-type="float" office:value="0.00027715">
            <text:p>2.77E-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25">
            <text:p>3.25E-001</text:p>
          </table:table-cell>
          <table:table-cell office:value-type="float" office:value="0.54819">
            <text:p>5.48E-001</text:p>
          </table:table-cell>
          <table:table-cell office:value-type="float" office:value="0.53935">
            <text:p>5.39E-001</text:p>
          </table:table-cell>
          <table:table-cell office:value-type="float" office:value="0.011067">
            <text:p>1.11E-002</text:p>
          </table:table-cell>
          <table:table-cell office:value-type="float" office:value="0.082701">
            <text:p>8.27E-002</text:p>
          </table:table-cell>
          <table:table-cell office:value-type="float" office:value="1">
            <text:p>1.00E+000</text:p>
          </table:table-cell>
          <table:table-cell office:value-type="float" office:value="0.00090191">
            <text:p>9.02E-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3">
            <text:p>3.30E-001</text:p>
          </table:table-cell>
          <table:table-cell office:value-type="float" office:value="0.77754">
            <text:p>7.78E-001</text:p>
          </table:table-cell>
          <table:table-cell office:value-type="float" office:value="0.75376">
            <text:p>7.54E-001</text:p>
          </table:table-cell>
          <table:table-cell office:value-type="float" office:value="0.025404">
            <text:p>2.54E-002</text:p>
          </table:table-cell>
          <table:table-cell office:value-type="float" office:value="0.086315">
            <text:p>8.63E-002</text:p>
          </table:table-cell>
          <table:table-cell office:value-type="float" office:value="1">
            <text:p>1.00E+000</text:p>
          </table:table-cell>
          <table:table-cell office:value-type="float" office:value="0.0021279">
            <text:p>2.13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35">
            <text:p>3.35E-001</text:p>
          </table:table-cell>
          <table:table-cell office:value-type="float" office:value="0.49421">
            <text:p>4.94E-001</text:p>
          </table:table-cell>
          <table:table-cell office:value-type="float" office:value="0.47327">
            <text:p>4.73E-001</text:p>
          </table:table-cell>
          <table:table-cell office:value-type="float" office:value="0.020519">
            <text:p>2.05E-002</text:p>
          </table:table-cell>
          <table:table-cell office:value-type="float" office:value="0.10207">
            <text:p>1.02E-001</text:p>
          </table:table-cell>
          <table:table-cell office:value-type="float" office:value="1">
            <text:p>1.00E+000</text:p>
          </table:table-cell>
          <table:table-cell office:value-type="float" office:value="0.001671">
            <text:p>1.67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4">
            <text:p>3.40E-001</text:p>
          </table:table-cell>
          <table:table-cell office:value-type="float" office:value="0.38832">
            <text:p>3.88E-001</text:p>
          </table:table-cell>
          <table:table-cell office:value-type="float" office:value="0.37026">
            <text:p>3.70E-001</text:p>
          </table:table-cell>
          <table:table-cell office:value-type="float" office:value="0.017578">
            <text:p>1.76E-002</text:p>
          </table:table-cell>
          <table:table-cell office:value-type="float" office:value="0.084029">
            <text:p>8.40E-002</text:p>
          </table:table-cell>
          <table:table-cell office:value-type="float" office:value="1">
            <text:p>1.00E+000</text:p>
          </table:table-cell>
          <table:table-cell office:value-type="float" office:value="0.0014947">
            <text:p>1.49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45">
            <text:p>3.45E-001</text:p>
          </table:table-cell>
          <table:table-cell office:value-type="float" office:value="0.40792">
            <text:p>4.08E-001</text:p>
          </table:table-cell>
          <table:table-cell office:value-type="float" office:value="0.38944">
            <text:p>3.89E-001</text:p>
          </table:table-cell>
          <table:table-cell office:value-type="float" office:value="0.018297">
            <text:p>1.83E-002</text:p>
          </table:table-cell>
          <table:table-cell office:value-type="float" office:value="0.081848">
            <text:p>8.18E-002</text:p>
          </table:table-cell>
          <table:table-cell office:value-type="float" office:value="1">
            <text:p>1.00E+000</text:p>
          </table:table-cell>
          <table:table-cell office:value-type="float" office:value="0.0016089">
            <text:p>1.61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5">
            <text:p>3.50E-001</text:p>
          </table:table-cell>
          <table:table-cell office:value-type="float" office:value="0.42949">
            <text:p>4.29E-001</text:p>
          </table:table-cell>
          <table:table-cell office:value-type="float" office:value="0.40712">
            <text:p>4.07E-001</text:p>
          </table:table-cell>
          <table:table-cell office:value-type="float" office:value="0.022404">
            <text:p>2.24E-002</text:p>
          </table:table-cell>
          <table:table-cell office:value-type="float" office:value="0.081176">
            <text:p>8.12E-002</text:p>
          </table:table-cell>
          <table:table-cell office:value-type="float" office:value="1">
            <text:p>1.00E+000</text:p>
          </table:table-cell>
          <table:table-cell office:value-type="float" office:value="0.002053">
            <text:p>2.05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55">
            <text:p>3.55E-001</text:p>
          </table:table-cell>
          <table:table-cell office:value-type="float" office:value="0.5637">
            <text:p>5.64E-001</text:p>
          </table:table-cell>
          <table:table-cell office:value-type="float" office:value="0.53318">
            <text:p>5.33E-001</text:p>
          </table:table-cell>
          <table:table-cell office:value-type="float" office:value="0.031071">
            <text:p>3.11E-002</text:p>
          </table:table-cell>
          <table:table-cell office:value-type="float" office:value="0.078748">
            <text:p>7.87E-002</text:p>
          </table:table-cell>
          <table:table-cell office:value-type="float" office:value="1">
            <text:p>1.00E+000</text:p>
          </table:table-cell>
          <table:table-cell office:value-type="float" office:value="0.0028869">
            <text:p>2.89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6">
            <text:p>3.60E-001</text:p>
          </table:table-cell>
          <table:table-cell office:value-type="float" office:value="0.652">
            <text:p>6.52E-001</text:p>
          </table:table-cell>
          <table:table-cell office:value-type="float" office:value="0.61048">
            <text:p>6.10E-001</text:p>
          </table:table-cell>
          <table:table-cell office:value-type="float" office:value="0.041502">
            <text:p>4.15E-002</text:p>
          </table:table-cell>
          <table:table-cell office:value-type="float" office:value="0.079094">
            <text:p>7.91E-002</text:p>
          </table:table-cell>
          <table:table-cell office:value-type="float" office:value="1">
            <text:p>1.00E+000</text:p>
          </table:table-cell>
          <table:table-cell office:value-type="float" office:value="0.0037581">
            <text:p>3.76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65">
            <text:p>3.65E-001</text:p>
          </table:table-cell>
          <table:table-cell office:value-type="float" office:value="0.63816">
            <text:p>6.38E-001</text:p>
          </table:table-cell>
          <table:table-cell office:value-type="float" office:value="0.58726">
            <text:p>5.87E-001</text:p>
          </table:table-cell>
          <table:table-cell office:value-type="float" office:value="0.050021">
            <text:p>5.00E-002</text:p>
          </table:table-cell>
          <table:table-cell office:value-type="float" office:value="0.077631">
            <text:p>7.76E-002</text:p>
          </table:table-cell>
          <table:table-cell office:value-type="float" office:value="1">
            <text:p>1.00E+000</text:p>
          </table:table-cell>
          <table:table-cell office:value-type="float" office:value="0.0044819">
            <text:p>4.48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7">
            <text:p>3.70E-001</text:p>
          </table:table-cell>
          <table:table-cell office:value-type="float" office:value="0.55759">
            <text:p>5.58E-001</text:p>
          </table:table-cell>
          <table:table-cell office:value-type="float" office:value="0.4972">
            <text:p>4.97E-001</text:p>
          </table:table-cell>
          <table:table-cell office:value-type="float" office:value="0.05865">
            <text:p>5.87E-002</text:p>
          </table:table-cell>
          <table:table-cell office:value-type="float" office:value="0.07551">
            <text:p>7.55E-002</text:p>
          </table:table-cell>
          <table:table-cell office:value-type="float" office:value="1">
            <text:p>1.00E+000</text:p>
          </table:table-cell>
          <table:table-cell office:value-type="float" office:value="0.0052383">
            <text:p>5.24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75">
            <text:p>3.75E-001</text:p>
          </table:table-cell>
          <table:table-cell office:value-type="float" office:value="0.4633">
            <text:p>4.63E-001</text:p>
          </table:table-cell>
          <table:table-cell office:value-type="float" office:value="0.39265">
            <text:p>3.93E-001</text:p>
          </table:table-cell>
          <table:table-cell office:value-type="float" office:value="0.068686">
            <text:p>6.87E-002</text:p>
          </table:table-cell>
          <table:table-cell office:value-type="float" office:value="0.075581">
            <text:p>7.56E-002</text:p>
          </table:table-cell>
          <table:table-cell office:value-type="float" office:value="1">
            <text:p>1.00E+000</text:p>
          </table:table-cell>
          <table:table-cell office:value-type="float" office:value="0.006159">
            <text:p>6.16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8">
            <text:p>3.80E-001</text:p>
          </table:table-cell>
          <table:table-cell office:value-type="float" office:value="0.45976">
            <text:p>4.60E-001</text:p>
          </table:table-cell>
          <table:table-cell office:value-type="float" office:value="0.37791">
            <text:p>3.78E-001</text:p>
          </table:table-cell>
          <table:table-cell office:value-type="float" office:value="0.080153">
            <text:p>8.02E-002</text:p>
          </table:table-cell>
          <table:table-cell office:value-type="float" office:value="0.081214">
            <text:p>8.12E-002</text:p>
          </table:table-cell>
          <table:table-cell office:value-type="float" office:value="1">
            <text:p>1.00E+000</text:p>
          </table:table-cell>
          <table:table-cell office:value-type="float" office:value="0.0072155">
            <text:p>7.22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85">
            <text:p>3.85E-001</text:p>
          </table:table-cell>
          <table:table-cell office:value-type="float" office:value="0.51667">
            <text:p>5.17E-001</text:p>
          </table:table-cell>
          <table:table-cell office:value-type="float" office:value="0.42134">
            <text:p>4.21E-001</text:p>
          </table:table-cell>
          <table:table-cell office:value-type="float" office:value="0.093868">
            <text:p>9.39E-002</text:p>
          </table:table-cell>
          <table:table-cell office:value-type="float" office:value="0.087884">
            <text:p>8.79E-002</text:p>
          </table:table-cell>
          <table:table-cell office:value-type="float" office:value="1">
            <text:p>1.00E+000</text:p>
          </table:table-cell>
          <table:table-cell office:value-type="float" office:value="0.0085254">
            <text:p>8.53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9">
            <text:p>3.90E-001</text:p>
          </table:table-cell>
          <table:table-cell office:value-type="float" office:value="0.59925">
            <text:p>5.99E-001</text:p>
          </table:table-cell>
          <table:table-cell office:value-type="float" office:value="0.4847">
            <text:p>4.85E-001</text:p>
          </table:table-cell>
          <table:table-cell office:value-type="float" office:value="0.1132">
            <text:p>1.13E-001</text:p>
          </table:table-cell>
          <table:table-cell office:value-type="float" office:value="0.086477">
            <text:p>8.65E-002</text:p>
          </table:table-cell>
          <table:table-cell office:value-type="float" office:value="1">
            <text:p>1.00E+000</text:p>
          </table:table-cell>
          <table:table-cell office:value-type="float" office:value="0.010426">
            <text:p>1.04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395">
            <text:p>3.95E-001</text:p>
          </table:table-cell>
          <table:table-cell office:value-type="float" office:value="0.80576">
            <text:p>8.06E-001</text:p>
          </table:table-cell>
          <table:table-cell office:value-type="float" office:value="0.66379">
            <text:p>6.64E-001</text:p>
          </table:table-cell>
          <table:table-cell office:value-type="float" office:value="0.14082">
            <text:p>1.41E-001</text:p>
          </table:table-cell>
          <table:table-cell office:value-type="float" office:value="0.072808">
            <text:p>7.28E-002</text:p>
          </table:table-cell>
          <table:table-cell office:value-type="float" office:value="1">
            <text:p>1.00E+000</text:p>
          </table:table-cell>
          <table:table-cell office:value-type="float" office:value="0.01327">
            <text:p>1.33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">
            <text:p>4.00E-001</text:p>
          </table:table-cell>
          <table:table-cell office:value-type="float" office:value="0.86848">
            <text:p>8.68E-001</text:p>
          </table:table-cell>
          <table:table-cell office:value-type="float" office:value="0.70162">
            <text:p>7.02E-001</text:p>
          </table:table-cell>
          <table:table-cell office:value-type="float" office:value="0.16603">
            <text:p>1.66E-001</text:p>
          </table:table-cell>
          <table:table-cell office:value-type="float" office:value="0.010279">
            <text:p>1.03E-002</text:p>
          </table:table-cell>
          <table:table-cell office:value-type="float" office:value="1">
            <text:p>1.00E+000</text:p>
          </table:table-cell>
          <table:table-cell office:value-type="float" office:value="0.016783">
            <text:p>1.68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05">
            <text:p>4.05E-001</text:p>
          </table:table-cell>
          <table:table-cell office:value-type="float" office:value="0.95423">
            <text:p>9.54E-001</text:p>
          </table:table-cell>
          <table:table-cell office:value-type="float" office:value="0.74287">
            <text:p>7.43E-001</text:p>
          </table:table-cell>
          <table:table-cell office:value-type="float" office:value="0.21081">
            <text:p>2.11E-001</text:p>
          </table:table-cell>
          <table:table-cell office:value-type="float" office:value="-0.031991">
            <text:p>-3.20E-002</text:p>
          </table:table-cell>
          <table:table-cell office:value-type="float" office:value="1">
            <text:p>1.00E+000</text:p>
          </table:table-cell>
          <table:table-cell office:value-type="float" office:value="0.022391">
            <text:p>2.24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1">
            <text:p>4.10E-001</text:p>
          </table:table-cell>
          <table:table-cell office:value-type="float" office:value="1.0851">
            <text:p>1.09E+000</text:p>
          </table:table-cell>
          <table:table-cell office:value-type="float" office:value="0.80595">
            <text:p>8.06E-001</text:p>
          </table:table-cell>
          <table:table-cell office:value-type="float" office:value="0.27874">
            <text:p>2.79E-001</text:p>
          </table:table-cell>
          <table:table-cell office:value-type="float" office:value="-0.03033">
            <text:p>-3.03E-002</text:p>
          </table:table-cell>
          <table:table-cell office:value-type="float" office:value="1">
            <text:p>1.00E+000</text:p>
          </table:table-cell>
          <table:table-cell office:value-type="float" office:value="0.029752">
            <text:p>2.98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15">
            <text:p>4.15E-001</text:p>
          </table:table-cell>
          <table:table-cell office:value-type="float" office:value="1.3766">
            <text:p>1.38E+000</text:p>
          </table:table-cell>
          <table:table-cell office:value-type="float" office:value="1.0047">
            <text:p>1.00E+000</text:p>
          </table:table-cell>
          <table:table-cell office:value-type="float" office:value="0.37164">
            <text:p>3.72E-001</text:p>
          </table:table-cell>
          <table:table-cell office:value-type="float" office:value="-0.019529">
            <text:p>-1.95E-002</text:p>
          </table:table-cell>
          <table:table-cell office:value-type="float" office:value="1">
            <text:p>1.00E+000</text:p>
          </table:table-cell>
          <table:table-cell office:value-type="float" office:value="0.039433">
            <text:p>3.94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2">
            <text:p>4.20E-001</text:p>
          </table:table-cell>
          <table:table-cell office:value-type="float" office:value="1.8323">
            <text:p>1.83E+000</text:p>
          </table:table-cell>
          <table:table-cell office:value-type="float" office:value="1.3364">
            <text:p>1.34E+000</text:p>
          </table:table-cell>
          <table:table-cell office:value-type="float" office:value="0.49581">
            <text:p>4.96E-001</text:p>
          </table:table-cell>
          <table:table-cell office:value-type="float" office:value="-0.012437">
            <text:p>-1.24E-002</text:p>
          </table:table-cell>
          <table:table-cell office:value-type="float" office:value="1">
            <text:p>1.00E+000</text:p>
          </table:table-cell>
          <table:table-cell office:value-type="float" office:value="0.052453">
            <text:p>5.25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25">
            <text:p>4.25E-001</text:p>
          </table:table-cell>
          <table:table-cell office:value-type="float" office:value="2.5503">
            <text:p>2.55E+000</text:p>
          </table:table-cell>
          <table:table-cell office:value-type="float" office:value="1.8848">
            <text:p>1.88E+000</text:p>
          </table:table-cell>
          <table:table-cell office:value-type="float" office:value="0.66558">
            <text:p>6.66E-001</text:p>
          </table:table-cell>
          <table:table-cell office:value-type="float" office:value="-0.0081429">
            <text:p>-8.14E-003</text:p>
          </table:table-cell>
          <table:table-cell office:value-type="float" office:value="1">
            <text:p>1.00E+000</text:p>
          </table:table-cell>
          <table:table-cell office:value-type="float" office:value="0.070324">
            <text:p>7.03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3">
            <text:p>4.30E-001</text:p>
          </table:table-cell>
          <table:table-cell office:value-type="float" office:value="3.3985">
            <text:p>3.40E+000</text:p>
          </table:table-cell>
          <table:table-cell office:value-type="float" office:value="2.5732">
            <text:p>2.57E+000</text:p>
          </table:table-cell>
          <table:table-cell office:value-type="float" office:value="0.82579">
            <text:p>8.26E-001</text:p>
          </table:table-cell>
          <table:table-cell office:value-type="float" office:value="-0.0059891">
            <text:p>-5.99E-003</text:p>
          </table:table-cell>
          <table:table-cell office:value-type="float" office:value="1">
            <text:p>1.00E+000</text:p>
          </table:table-cell>
          <table:table-cell office:value-type="float" office:value="0.087293">
            <text:p>8.73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35">
            <text:p>4.35E-001</text:p>
          </table:table-cell>
          <table:table-cell office:value-type="float" office:value="4.2678">
            <text:p>4.27E+000</text:p>
          </table:table-cell>
          <table:table-cell office:value-type="float" office:value="3.16">
            <text:p>3.16E+000</text:p>
          </table:table-cell>
          <table:table-cell office:value-type="float" office:value="1.1085">
            <text:p>1.11E+000</text:p>
          </table:table-cell>
          <table:table-cell office:value-type="float" office:value="-0.0041383">
            <text:p>-4.14E-003</text:p>
          </table:table-cell>
          <table:table-cell office:value-type="float" office:value="1">
            <text:p>1.00E+000</text:p>
          </table:table-cell>
          <table:table-cell office:value-type="float" office:value="0.11726">
            <text:p>1.17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4">
            <text:p>4.40E-001</text:p>
          </table:table-cell>
          <table:table-cell office:value-type="float" office:value="5.8471">
            <text:p>5.85E+000</text:p>
          </table:table-cell>
          <table:table-cell office:value-type="float" office:value="4.2856">
            <text:p>4.29E+000</text:p>
          </table:table-cell>
          <table:table-cell office:value-type="float" office:value="1.5627">
            <text:p>1.56E+000</text:p>
          </table:table-cell>
          <table:table-cell office:value-type="float" office:value="-0.0026567">
            <text:p>-2.66E-003</text:p>
          </table:table-cell>
          <table:table-cell office:value-type="float" office:value="1">
            <text:p>1.00E+000</text:p>
          </table:table-cell>
          <table:table-cell office:value-type="float" office:value="0.16533">
            <text:p>1.65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45">
            <text:p>4.45E-001</text:p>
          </table:table-cell>
          <table:table-cell office:value-type="float" office:value="8.9659">
            <text:p>8.97E+000</text:p>
          </table:table-cell>
          <table:table-cell office:value-type="float" office:value="6.5198">
            <text:p>6.52E+000</text:p>
          </table:table-cell>
          <table:table-cell office:value-type="float" office:value="2.4483">
            <text:p>2.45E+000</text:p>
          </table:table-cell>
          <table:table-cell office:value-type="float" office:value="-0.0014493">
            <text:p>-1.45E-003</text:p>
          </table:table-cell>
          <table:table-cell office:value-type="float" office:value="1">
            <text:p>1.00E+000</text:p>
          </table:table-cell>
          <table:table-cell office:value-type="float" office:value="0.25947">
            <text:p>2.59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5">
            <text:p>4.50E-001</text:p>
          </table:table-cell>
          <table:table-cell office:value-type="float" office:value="12.809">
            <text:p>1.28E+001</text:p>
          </table:table-cell>
          <table:table-cell office:value-type="float" office:value="9.2203">
            <text:p>9.22E+000</text:p>
          </table:table-cell>
          <table:table-cell office:value-type="float" office:value="3.5923">
            <text:p>3.59E+000</text:p>
          </table:table-cell>
          <table:table-cell office:value-type="float" office:value="-0.00073923">
            <text:p>-7.39E-004</text:p>
          </table:table-cell>
          <table:table-cell office:value-type="float" office:value="1">
            <text:p>1.00E+000</text:p>
          </table:table-cell>
          <table:table-cell office:value-type="float" office:value="0.38129">
            <text:p>3.81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55">
            <text:p>4.55E-001</text:p>
          </table:table-cell>
          <table:table-cell office:value-type="float" office:value="21.346">
            <text:p>2.13E+001</text:p>
          </table:table-cell>
          <table:table-cell office:value-type="float" office:value="14.912">
            <text:p>1.49E+001</text:p>
          </table:table-cell>
          <table:table-cell office:value-type="float" office:value="6.44">
            <text:p>6.44E+000</text:p>
          </table:table-cell>
          <table:table-cell office:value-type="float" office:value="0.00010638">
            <text:p>1.06E-004</text:p>
          </table:table-cell>
          <table:table-cell office:value-type="float" office:value="1">
            <text:p>1.00E+000</text:p>
          </table:table-cell>
          <table:table-cell office:value-type="float" office:value="0.68603">
            <text:p>6.86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6">
            <text:p>4.60E-001</text:p>
          </table:table-cell>
          <table:table-cell office:value-type="float" office:value="21.091">
            <text:p>2.11E+001</text:p>
          </table:table-cell>
          <table:table-cell office:value-type="float" office:value="14.775">
            <text:p>1.48E+001</text:p>
          </table:table-cell>
          <table:table-cell office:value-type="float" office:value="6.3241">
            <text:p>6.32E+000</text:p>
          </table:table-cell>
          <table:table-cell office:value-type="float" office:value="0.00058031">
            <text:p>5.80E-004</text:p>
          </table:table-cell>
          <table:table-cell office:value-type="float" office:value="1">
            <text:p>1.00E+000</text:p>
          </table:table-cell>
          <table:table-cell office:value-type="float" office:value="0.67808">
            <text:p>6.78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65">
            <text:p>4.65E-001</text:p>
          </table:table-cell>
          <table:table-cell office:value-type="float" office:value="13.244">
            <text:p>1.32E+001</text:p>
          </table:table-cell>
          <table:table-cell office:value-type="float" office:value="9.049">
            <text:p>9.05E+000</text:p>
          </table:table-cell>
          <table:table-cell office:value-type="float" office:value="4.2003">
            <text:p>4.20E+000</text:p>
          </table:table-cell>
          <table:table-cell office:value-type="float" office:value="0.00090363">
            <text:p>9.04E-004</text:p>
          </table:table-cell>
          <table:table-cell office:value-type="float" office:value="1">
            <text:p>1.00E+000</text:p>
          </table:table-cell>
          <table:table-cell office:value-type="float" office:value="0.45267">
            <text:p>4.53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7">
            <text:p>4.70E-001</text:p>
          </table:table-cell>
          <table:table-cell office:value-type="float" office:value="7.0331">
            <text:p>7.03E+000</text:p>
          </table:table-cell>
          <table:table-cell office:value-type="float" office:value="4.853">
            <text:p>4.85E+000</text:p>
          </table:table-cell>
          <table:table-cell office:value-type="float" office:value="2.183">
            <text:p>2.18E+000</text:p>
          </table:table-cell>
          <table:table-cell office:value-type="float" office:value="0.0011286">
            <text:p>1.13E-003</text:p>
          </table:table-cell>
          <table:table-cell office:value-type="float" office:value="1">
            <text:p>1.00E+000</text:p>
          </table:table-cell>
          <table:table-cell office:value-type="float" office:value="0.23557">
            <text:p>2.36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75">
            <text:p>4.75E-001</text:p>
          </table:table-cell>
          <table:table-cell office:value-type="float" office:value="4.657">
            <text:p>4.66E+000</text:p>
          </table:table-cell>
          <table:table-cell office:value-type="float" office:value="3.3574">
            <text:p>3.36E+000</text:p>
          </table:table-cell>
          <table:table-cell office:value-type="float" office:value="1.3017">
            <text:p>1.30E+000</text:p>
          </table:table-cell>
          <table:table-cell office:value-type="float" office:value="0.0012347">
            <text:p>1.23E-003</text:p>
          </table:table-cell>
          <table:table-cell office:value-type="float" office:value="1">
            <text:p>1.00E+000</text:p>
          </table:table-cell>
          <table:table-cell office:value-type="float" office:value="0.14051">
            <text:p>1.41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8">
            <text:p>4.80E-001</text:p>
          </table:table-cell>
          <table:table-cell office:value-type="float" office:value="3.6402">
            <text:p>3.64E+000</text:p>
          </table:table-cell>
          <table:table-cell office:value-type="float" office:value="2.7023">
            <text:p>2.70E+000</text:p>
          </table:table-cell>
          <table:table-cell office:value-type="float" office:value="0.93975">
            <text:p>9.40E-001</text:p>
          </table:table-cell>
          <table:table-cell office:value-type="float" office:value="0.0012519">
            <text:p>1.25E-003</text:p>
          </table:table-cell>
          <table:table-cell office:value-type="float" office:value="1">
            <text:p>1.00E+000</text:p>
          </table:table-cell>
          <table:table-cell office:value-type="float" office:value="0.10148">
            <text:p>1.01E-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85">
            <text:p>4.85E-001</text:p>
          </table:table-cell>
          <table:table-cell office:value-type="float" office:value="2.7918">
            <text:p>2.79E+000</text:p>
          </table:table-cell>
          <table:table-cell office:value-type="float" office:value="2.0947">
            <text:p>2.09E+000</text:p>
          </table:table-cell>
          <table:table-cell office:value-type="float" office:value="0.69859">
            <text:p>6.99E-001</text:p>
          </table:table-cell>
          <table:table-cell office:value-type="float" office:value="0.0012105">
            <text:p>1.21E-003</text:p>
          </table:table-cell>
          <table:table-cell office:value-type="float" office:value="1">
            <text:p>1.00E+000</text:p>
          </table:table-cell>
          <table:table-cell office:value-type="float" office:value="0.075545">
            <text:p>7.55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9">
            <text:p>4.90E-001</text:p>
          </table:table-cell>
          <table:table-cell office:value-type="float" office:value="2.2358">
            <text:p>2.24E+000</text:p>
          </table:table-cell>
          <table:table-cell office:value-type="float" office:value="1.6892">
            <text:p>1.69E+000</text:p>
          </table:table-cell>
          <table:table-cell office:value-type="float" office:value="0.5478">
            <text:p>5.48E-001</text:p>
          </table:table-cell>
          <table:table-cell office:value-type="float" office:value="0.0010145">
            <text:p>1.01E-003</text:p>
          </table:table-cell>
          <table:table-cell office:value-type="float" office:value="1">
            <text:p>1.00E+000</text:p>
          </table:table-cell>
          <table:table-cell office:value-type="float" office:value="0.059288">
            <text:p>5.93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495">
            <text:p>4.95E-001</text:p>
          </table:table-cell>
          <table:table-cell office:value-type="float" office:value="1.7913">
            <text:p>1.79E+000</text:p>
          </table:table-cell>
          <table:table-cell office:value-type="float" office:value="1.3721">
            <text:p>1.37E+000</text:p>
          </table:table-cell>
          <table:table-cell office:value-type="float" office:value="0.42027">
            <text:p>4.20E-001</text:p>
          </table:table-cell>
          <table:table-cell office:value-type="float" office:value="0.00075112">
            <text:p>7.51E-004</text:p>
          </table:table-cell>
          <table:table-cell office:value-type="float" office:value="1">
            <text:p>1.00E+000</text:p>
          </table:table-cell>
          <table:table-cell office:value-type="float" office:value="0.045543">
            <text:p>4.55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">
            <text:p>5.00E-001</text:p>
          </table:table-cell>
          <table:table-cell office:value-type="float" office:value="1.5887">
            <text:p>1.59E+000</text:p>
          </table:table-cell>
          <table:table-cell office:value-type="float" office:value="1.2607">
            <text:p>1.26E+000</text:p>
          </table:table-cell>
          <table:table-cell office:value-type="float" office:value="0.32908">
            <text:p>3.29E-001</text:p>
          </table:table-cell>
          <table:table-cell office:value-type="float" office:value="0.00043043">
            <text:p>4.30E-004</text:p>
          </table:table-cell>
          <table:table-cell office:value-type="float" office:value="1">
            <text:p>1.00E+000</text:p>
          </table:table-cell>
          <table:table-cell office:value-type="float" office:value="0.035685">
            <text:p>3.57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05">
            <text:p>5.05E-001</text:p>
          </table:table-cell>
          <table:table-cell office:value-type="float" office:value="1.7026">
            <text:p>1.70E+000</text:p>
          </table:table-cell>
          <table:table-cell office:value-type="float" office:value="1.4248">
            <text:p>1.42E+000</text:p>
          </table:table-cell>
          <table:table-cell office:value-type="float" office:value="0.27928">
            <text:p>2.79E-001</text:p>
          </table:table-cell>
          <table:table-cell office:value-type="float" office:value="0.00010582">
            <text:p>1.06E-004</text:p>
          </table:table-cell>
          <table:table-cell office:value-type="float" office:value="1">
            <text:p>1.00E+000</text:p>
          </table:table-cell>
          <table:table-cell office:value-type="float" office:value="0.030246">
            <text:p>3.02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1">
            <text:p>5.10E-001</text:p>
          </table:table-cell>
          <table:table-cell office:value-type="float" office:value="1.674">
            <text:p>1.67E+000</text:p>
          </table:table-cell>
          <table:table-cell office:value-type="float" office:value="1.3879">
            <text:p>1.39E+000</text:p>
          </table:table-cell>
          <table:table-cell office:value-type="float" office:value="0.28741">
            <text:p>2.87E-001</text:p>
          </table:table-cell>
          <table:table-cell office:value-type="float" office:value="-0.00024914">
            <text:p>-2.49E-004</text:p>
          </table:table-cell>
          <table:table-cell office:value-type="float" office:value="1">
            <text:p>1.00E+000</text:p>
          </table:table-cell>
          <table:table-cell office:value-type="float" office:value="0.031153">
            <text:p>3.12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15">
            <text:p>5.15E-001</text:p>
          </table:table-cell>
          <table:table-cell office:value-type="float" office:value="1.1552">
            <text:p>1.16E+000</text:p>
          </table:table-cell>
          <table:table-cell office:value-type="float" office:value="0.89529">
            <text:p>8.95E-001</text:p>
          </table:table-cell>
          <table:table-cell office:value-type="float" office:value="0.26069">
            <text:p>2.61E-001</text:p>
          </table:table-cell>
          <table:table-cell office:value-type="float" office:value="-0.00072479">
            <text:p>-7.25E-004</text:p>
          </table:table-cell>
          <table:table-cell office:value-type="float" office:value="1">
            <text:p>1.00E+000</text:p>
          </table:table-cell>
          <table:table-cell office:value-type="float" office:value="0.02834">
            <text:p>2.83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2">
            <text:p>5.20E-001</text:p>
          </table:table-cell>
          <table:table-cell office:value-type="float" office:value="0.78225">
            <text:p>7.82E-001</text:p>
          </table:table-cell>
          <table:table-cell office:value-type="float" office:value="0.57114">
            <text:p>5.71E-001</text:p>
          </table:table-cell>
          <table:table-cell office:value-type="float" office:value="0.21154">
            <text:p>2.12E-001</text:p>
          </table:table-cell>
          <table:table-cell office:value-type="float" office:value="-0.0012485">
            <text:p>-1.25E-003</text:p>
          </table:table-cell>
          <table:table-cell office:value-type="float" office:value="1">
            <text:p>1.00E+000</text:p>
          </table:table-cell>
          <table:table-cell office:value-type="float" office:value="0.023058">
            <text:p>2.31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25">
            <text:p>5.25E-001</text:p>
          </table:table-cell>
          <table:table-cell office:value-type="float" office:value="0.60875">
            <text:p>6.09E-001</text:p>
          </table:table-cell>
          <table:table-cell office:value-type="float" office:value="0.43765">
            <text:p>4.38E-001</text:p>
          </table:table-cell>
          <table:table-cell office:value-type="float" office:value="0.17141">
            <text:p>1.71E-001</text:p>
          </table:table-cell>
          <table:table-cell office:value-type="float" office:value="-0.0014547">
            <text:p>-1.45E-003</text:p>
          </table:table-cell>
          <table:table-cell office:value-type="float" office:value="1">
            <text:p>1.00E+000</text:p>
          </table:table-cell>
          <table:table-cell office:value-type="float" office:value="0.018717">
            <text:p>1.87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3">
            <text:p>5.30E-001</text:p>
          </table:table-cell>
          <table:table-cell office:value-type="float" office:value="0.53422">
            <text:p>5.34E-001</text:p>
          </table:table-cell>
          <table:table-cell office:value-type="float" office:value="0.39295">
            <text:p>3.93E-001</text:p>
          </table:table-cell>
          <table:table-cell office:value-type="float" office:value="0.14157">
            <text:p>1.42E-001</text:p>
          </table:table-cell>
          <table:table-cell office:value-type="float" office:value="-0.00090446">
            <text:p>-9.04E-004</text:p>
          </table:table-cell>
          <table:table-cell office:value-type="float" office:value="1">
            <text:p>1.00E+000</text:p>
          </table:table-cell>
          <table:table-cell office:value-type="float" office:value="0.015463">
            <text:p>1.55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35">
            <text:p>5.35E-001</text:p>
          </table:table-cell>
          <table:table-cell office:value-type="float" office:value="0.52399">
            <text:p>5.24E-001</text:p>
          </table:table-cell>
          <table:table-cell office:value-type="float" office:value="0.40491">
            <text:p>4.05E-001</text:p>
          </table:table-cell>
          <table:table-cell office:value-type="float" office:value="0.11943">
            <text:p>1.19E-001</text:p>
          </table:table-cell>
          <table:table-cell office:value-type="float" office:value="-0.00065462">
            <text:p>-6.55E-004</text:p>
          </table:table-cell>
          <table:table-cell office:value-type="float" office:value="1">
            <text:p>1.00E+000</text:p>
          </table:table-cell>
          <table:table-cell office:value-type="float" office:value="0.013042">
            <text:p>1.30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4">
            <text:p>5.40E-001</text:p>
          </table:table-cell>
          <table:table-cell office:value-type="float" office:value="0.60072">
            <text:p>6.01E-001</text:p>
          </table:table-cell>
          <table:table-cell office:value-type="float" office:value="0.49462">
            <text:p>4.95E-001</text:p>
          </table:table-cell>
          <table:table-cell office:value-type="float" office:value="0.10661">
            <text:p>1.07E-001</text:p>
          </table:table-cell>
          <table:table-cell office:value-type="float" office:value="-0.001091">
            <text:p>-1.09E-003</text:p>
          </table:table-cell>
          <table:table-cell office:value-type="float" office:value="1">
            <text:p>1.00E+000</text:p>
          </table:table-cell>
          <table:table-cell office:value-type="float" office:value="0.011622">
            <text:p>1.16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45">
            <text:p>5.45E-001</text:p>
          </table:table-cell>
          <table:table-cell office:value-type="float" office:value="0.58501">
            <text:p>5.85E-001</text:p>
          </table:table-cell>
          <table:table-cell office:value-type="float" office:value="0.48081">
            <text:p>4.81E-001</text:p>
          </table:table-cell>
          <table:table-cell office:value-type="float" office:value="0.1047">
            <text:p>1.05E-001</text:p>
          </table:table-cell>
          <table:table-cell office:value-type="float" office:value="-0.0014946">
            <text:p>-1.49E-003</text:p>
          </table:table-cell>
          <table:table-cell office:value-type="float" office:value="1">
            <text:p>1.00E+000</text:p>
          </table:table-cell>
          <table:table-cell office:value-type="float" office:value="0.011422">
            <text:p>1.14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5">
            <text:p>5.50E-001</text:p>
          </table:table-cell>
          <table:table-cell office:value-type="float" office:value="0.43269">
            <text:p>4.33E-001</text:p>
          </table:table-cell>
          <table:table-cell office:value-type="float" office:value="0.3379">
            <text:p>3.38E-001</text:p>
          </table:table-cell>
          <table:table-cell office:value-type="float" office:value="0.095098">
            <text:p>9.51E-002</text:p>
          </table:table-cell>
          <table:table-cell office:value-type="float" office:value="-0.0017945">
            <text:p>-1.79E-003</text:p>
          </table:table-cell>
          <table:table-cell office:value-type="float" office:value="1">
            <text:p>1.00E+000</text:p>
          </table:table-cell>
          <table:table-cell office:value-type="float" office:value="0.010408">
            <text:p>1.04E-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55">
            <text:p>5.55E-001</text:p>
          </table:table-cell>
          <table:table-cell office:value-type="float" office:value="0.34452">
            <text:p>3.45E-001</text:p>
          </table:table-cell>
          <table:table-cell office:value-type="float" office:value="0.26091">
            <text:p>2.61E-001</text:p>
          </table:table-cell>
          <table:table-cell office:value-type="float" office:value="0.083827">
            <text:p>8.38E-002</text:p>
          </table:table-cell>
          <table:table-cell office:value-type="float" office:value="-0.0017895">
            <text:p>-1.79E-003</text:p>
          </table:table-cell>
          <table:table-cell office:value-type="float" office:value="1">
            <text:p>1.00E+000</text:p>
          </table:table-cell>
          <table:table-cell office:value-type="float" office:value="0.0091871">
            <text:p>9.19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6">
            <text:p>5.60E-001</text:p>
          </table:table-cell>
          <table:table-cell office:value-type="float" office:value="0.30358">
            <text:p>3.04E-001</text:p>
          </table:table-cell>
          <table:table-cell office:value-type="float" office:value="0.22993">
            <text:p>2.30E-001</text:p>
          </table:table-cell>
          <table:table-cell office:value-type="float" office:value="0.073845">
            <text:p>7.38E-002</text:p>
          </table:table-cell>
          <table:table-cell office:value-type="float" office:value="-0.0018702">
            <text:p>-1.87E-003</text:p>
          </table:table-cell>
          <table:table-cell office:value-type="float" office:value="1">
            <text:p>1.00E+000</text:p>
          </table:table-cell>
          <table:table-cell office:value-type="float" office:value="0.0080997">
            <text:p>8.10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65">
            <text:p>5.65E-001</text:p>
          </table:table-cell>
          <table:table-cell office:value-type="float" office:value="0.30808">
            <text:p>3.08E-001</text:p>
          </table:table-cell>
          <table:table-cell office:value-type="float" office:value="0.24249">
            <text:p>2.42E-001</text:p>
          </table:table-cell>
          <table:table-cell office:value-type="float" office:value="0.065816">
            <text:p>6.58E-002</text:p>
          </table:table-cell>
          <table:table-cell office:value-type="float" office:value="-0.0023566">
            <text:p>-2.36E-003</text:p>
          </table:table-cell>
          <table:table-cell office:value-type="float" office:value="1">
            <text:p>1.00E+000</text:p>
          </table:table-cell>
          <table:table-cell office:value-type="float" office:value="0.0072205">
            <text:p>7.22E-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016736">
            <text:p>1.67E-002</text:p>
          </table:table-cell>
          <table:table-cell office:value-type="float" office:value="0.57">
            <text:p>5.70E-001</text:p>
          </table:table-cell>
          <table:table-cell office:value-type="float" office:value="0.33934">
            <text:p>3.39E-001</text:p>
          </table:table-cell>
          <table:table-cell office:value-type="float" office:value="0.27862">
            <text:p>2.79E-001</text:p>
          </table:table-cell>
          <table:table-cell office:value-type="float" office:value="0.061019">
            <text:p>6.10E-002</text:p>
          </table:table-cell>
          <table:table-cell office:value-type="float" office:value="-0.0028734">
            <text:p>-2.87E-003</text:p>
          </table:table-cell>
          <table:table-cell office:value-type="float" office:value="1">
            <text:p>1.00E+000</text:p>
          </table:table-cell>
          <table:table-cell office:value-type="float" office:value="0.0066917">
            <text:p>6.69E-003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/12/2009</text:date>, <text:time>15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7T14:32:21</meta:creation-date>
    <dc:date>2009-12-17T15:09:20</dc:date>
    <meta:editing-duration>PT00H21M48S</meta:editing-duration>
    <meta:editing-cycles>1</meta:editing-cycles>
    <meta:document-statistic meta:table-count="3" meta:cell-count="504" meta:object-count="1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spline-order="3" chart:sort-by-x-values="false" chart:right-angled-axes="true">
        <chart:symbol-image xlink:href="Pictures/2000000F000000DD000000DD0FBFC477.svm" xlink:type="simple" xlink:actuate="onLoad"/>
      </style:chart-properties>
    </style:style>
    <style:style style:name="ch4" style:family="chart" style:data-style-name="N6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05cm" chart:symbol-height="0.05cm">
        <chart:symbol-image xlink:href="Pictures/2000000F000000DD000000DD0FBFC477.svm" xlink:type="simple" xlink:actuate="onLoad"/>
      </style:chart-properties>
      <style:graphic-properties svg:stroke-width="0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037cm" svg:height="9.63cm" chart:class="chart:scatter" chart:style-name="ch1">
        <chart:title svg:x="6.698cm" svg:y="0.192cm" chart:style-name="ch2">
          <text:p>Cylinder</text:p>
        </chart:title>
        <chart:plot-area chart:style-name="ch3" table:cell-range-address="Sheet1.B2:Sheet1.C56" svg:x="0.399cm" svg:y="0.967cm" svg:width="14.338cm" svg:height="8.48cm">
          <chart:axis chart:dimension="x" chart:name="primary-x" chart:style-name="ch4">
            <chart:title svg:x="6.677cm" svg:y="9.013cm" chart:style-name="ch5">
              <text:p>wavelength (um)</text:p>
            </chart:title>
          </chart:axis>
          <chart:axis chart:dimension="y" chart:name="primary-y" chart:style-name="ch4">
            <chart:title svg:x="0.301cm" svg:y="5.225cm" chart:style-name="ch6">
              <text:p>Qext</text:p>
            </chart:title>
            <chart:grid chart:style-name="ch7" chart:class="major"/>
          </chart:axis>
          <chart:series chart:style-name="ch8" chart:values-cell-range-address="Sheet1.C2:Sheet1.C56" chart:class="chart:scatter">
            <chart:domain table:cell-range-address="Sheet1.B2:Sheet1.B56"/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 text:id="Sheet1.B2:Sheet1.B56">0.3</text:p>
              </table:table-cell>
              <table:table-cell office:value-type="float" office:value="0.86935">
                <text:p text:id="Sheet1.C2:Sheet1.C56">0.869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5">
                <text:p>0.305</text:p>
              </table:table-cell>
              <table:table-cell office:value-type="float" office:value="0.71303">
                <text:p>0.71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">
                <text:p>0.31</text:p>
              </table:table-cell>
              <table:table-cell office:value-type="float" office:value="0.55823">
                <text:p>0.55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5">
                <text:p>0.315</text:p>
              </table:table-cell>
              <table:table-cell office:value-type="float" office:value="0.41256">
                <text:p>0.41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0.35399">
                <text:p>0.35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5">
                <text:p>0.325</text:p>
              </table:table-cell>
              <table:table-cell office:value-type="float" office:value="0.54819">
                <text:p>0.54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0.77754">
                <text:p>0.77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5">
                <text:p>0.335</text:p>
              </table:table-cell>
              <table:table-cell office:value-type="float" office:value="0.49421">
                <text:p>0.49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0.38832">
                <text:p>0.38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5">
                <text:p>0.345</text:p>
              </table:table-cell>
              <table:table-cell office:value-type="float" office:value="0.40792">
                <text:p>0.40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0.42949">
                <text:p>0.42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">
                <text:p>0.355</text:p>
              </table:table-cell>
              <table:table-cell office:value-type="float" office:value="0.5637">
                <text:p>0.5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">
                <text:p>0.36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5">
                <text:p>0.365</text:p>
              </table:table-cell>
              <table:table-cell office:value-type="float" office:value="0.63816">
                <text:p>0.63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">
                <text:p>0.37</text:p>
              </table:table-cell>
              <table:table-cell office:value-type="float" office:value="0.55759">
                <text:p>0.55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4633">
                <text:p>0.4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45976">
                <text:p>0.45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5">
                <text:p>0.385</text:p>
              </table:table-cell>
              <table:table-cell office:value-type="float" office:value="0.51667">
                <text:p>0.51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">
                <text:p>0.39</text:p>
              </table:table-cell>
              <table:table-cell office:value-type="float" office:value="0.59925">
                <text:p>0.59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5">
                <text:p>0.395</text:p>
              </table:table-cell>
              <table:table-cell office:value-type="float" office:value="0.80576">
                <text:p>0.80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6848">
                <text:p>0.86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5">
                <text:p>0.405</text:p>
              </table:table-cell>
              <table:table-cell office:value-type="float" office:value="0.95423">
                <text:p>0.95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">
                <text:p>0.41</text:p>
              </table:table-cell>
              <table:table-cell office:value-type="float" office:value="1.0851">
                <text:p>1.0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5">
                <text:p>0.415</text:p>
              </table:table-cell>
              <table:table-cell office:value-type="float" office:value="1.3766">
                <text:p>1.3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">
                <text:p>0.42</text:p>
              </table:table-cell>
              <table:table-cell office:value-type="float" office:value="1.8323">
                <text:p>1.8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">
                <text:p>0.425</text:p>
              </table:table-cell>
              <table:table-cell office:value-type="float" office:value="2.5503">
                <text:p>2.5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">
                <text:p>0.43</text:p>
              </table:table-cell>
              <table:table-cell office:value-type="float" office:value="3.3985">
                <text:p>3.3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5">
                <text:p>0.435</text:p>
              </table:table-cell>
              <table:table-cell office:value-type="float" office:value="4.2678">
                <text:p>4.2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">
                <text:p>0.44</text:p>
              </table:table-cell>
              <table:table-cell office:value-type="float" office:value="5.8471">
                <text:p>5.8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5">
                <text:p>0.445</text:p>
              </table:table-cell>
              <table:table-cell office:value-type="float" office:value="8.9659">
                <text:p>8.9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">
                <text:p>0.45</text:p>
              </table:table-cell>
              <table:table-cell office:value-type="float" office:value="12.809">
                <text:p>12.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5">
                <text:p>0.455</text:p>
              </table:table-cell>
              <table:table-cell office:value-type="float" office:value="21.346">
                <text:p>21.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">
                <text:p>0.46</text:p>
              </table:table-cell>
              <table:table-cell office:value-type="float" office:value="21.091">
                <text:p>21.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5">
                <text:p>0.465</text:p>
              </table:table-cell>
              <table:table-cell office:value-type="float" office:value="13.244">
                <text:p>13.2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">
                <text:p>0.47</text:p>
              </table:table-cell>
              <table:table-cell office:value-type="float" office:value="7.0331">
                <text:p>7.0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5">
                <text:p>0.475</text:p>
              </table:table-cell>
              <table:table-cell office:value-type="float" office:value="4.657">
                <text:p>4.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">
                <text:p>0.48</text:p>
              </table:table-cell>
              <table:table-cell office:value-type="float" office:value="3.6402">
                <text:p>3.6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5">
                <text:p>0.485</text:p>
              </table:table-cell>
              <table:table-cell office:value-type="float" office:value="2.7918">
                <text:p>2.79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">
                <text:p>0.49</text:p>
              </table:table-cell>
              <table:table-cell office:value-type="float" office:value="2.2358">
                <text:p>2.23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5">
                <text:p>0.495</text:p>
              </table:table-cell>
              <table:table-cell office:value-type="float" office:value="1.7913">
                <text:p>1.7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1.5887">
                <text:p>1.5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5">
                <text:p>0.505</text:p>
              </table:table-cell>
              <table:table-cell office:value-type="float" office:value="1.7026">
                <text:p>1.70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">
                <text:p>0.51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15">
                <text:p>0.515</text:p>
              </table:table-cell>
              <table:table-cell office:value-type="float" office:value="1.1552">
                <text:p>1.1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">
                <text:p>0.52</text:p>
              </table:table-cell>
              <table:table-cell office:value-type="float" office:value="0.78225">
                <text:p>0.78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5">
                <text:p>0.525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">
                <text:p>0.53</text:p>
              </table:table-cell>
              <table:table-cell office:value-type="float" office:value="0.53422">
                <text:p>0.53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35">
                <text:p>0.535</text:p>
              </table:table-cell>
              <table:table-cell office:value-type="float" office:value="0.52399">
                <text:p>0.52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">
                <text:p>0.54</text:p>
              </table:table-cell>
              <table:table-cell office:value-type="float" office:value="0.60072">
                <text:p>0.60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">
                <text:p>0.545</text:p>
              </table:table-cell>
              <table:table-cell office:value-type="float" office:value="0.58501">
                <text:p>0.58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">
                <text:p>0.55</text:p>
              </table:table-cell>
              <table:table-cell office:value-type="float" office:value="0.43269">
                <text:p>0.43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5">
                <text:p>0.555</text:p>
              </table:table-cell>
              <table:table-cell office:value-type="float" office:value="0.34452">
                <text:p>0.34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6">
                <text:p>0.56</text:p>
              </table:table-cell>
              <table:table-cell office:value-type="float" office:value="0.30358">
                <text:p>0.303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5">
                <text:p>0.565</text:p>
              </table:table-cell>
              <table:table-cell office:value-type="float" office:value="0.30808">
                <text:p>0.308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">
                <text:p>0.57</text:p>
              </table:table-cell>
              <table:table-cell office:value-type="float" office:value="0.33934">
                <text:p>0.33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